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keep-with-next="always"/>
    </style:style>
    <style:style style:name="P20" style:family="paragraph" style:parent-style-name="Table_20_Contents">
      <style:paragraph-properties fo:keep-with-next="always"/>
      <style:text-properties fo:font-weight="bold" style:font-weight-asian="bold" style:font-weight-complex="bold"/>
    </style:style>
    <style:style style:name="P21" style:family="paragraph" style:parent-style-name="Text_20_body" style:list-style-name="WW8Num2"/>
    <style:style style:name="P22" style:family="paragraph" style:parent-style-name="Text_20_body" style:list-style-name="WW8Num3"/>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2">
      <style:paragraph-properties fo:margin-left="0.5in" fo:margin-right="0in" fo:text-indent="-0.25in" style:auto-text-indent="false"/>
    </style:style>
    <style:style style:name="P29" style:family="paragraph" style:parent-style-name="template" style:list-style-name="L4">
      <style:text-properties fo:font-style="normal" style:font-style-asian="normal" style:font-style-complex="normal"/>
    </style:style>
    <style:style style:name="P30" style:family="paragraph" style:parent-style-name="Heading_20_1" style:master-page-name="MyHeader1">
      <style:paragraph-properties style:page-number="1" fo:break-before="page"/>
    </style:style>
    <style:style style:name="P31" style:family="paragraph" style:parent-style-name="line" style:master-page-name="First_20_Page">
      <style:paragraph-properties style:page-number="auto"/>
    </style:style>
    <style:style style:name="P32" style:family="paragraph" style:parent-style-name="Table_20_Contents">
      <style:text-properties fo:font-weight="bold" style:font-weight-asian="bold" style:font-weight-complex="bold"/>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30"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1499881792" text:style-name="WW8Num2">
        <text:list-item>
          <text:p text:style-name="P21">Requirement Identifier (SRS-xxxx)</text:p>
        </text:list-item>
        <text:list-item>
          <text:p text:style-name="P21">Requirement Text (clear, specific and can stand alone)</text:p>
        </text:list-item>
        <text:list-item>
          <text:p text:style-name="P21">Rationale (why the requirement is necessary)</text:p>
        </text:list-item>
        <text:list-item>
          <text:p text:style-name="P21">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551066715" text:style-name="WW8Num3">
        <text:list-item>
          <text:p text:style-name="P22">Pinsetter Interface / Scorer</text:p>
        </text:list-item>
        <text:list-item>
          <text:p text:style-name="P22">Upper Display</text:p>
        </text:list-item>
        <text:list-item>
          <text:p text:style-name="P22">Lower Display / User Input</text:p>
        </text:list-item>
        <text:list-item>
          <text:p text:style-name="P22"><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1029630198" text:style-name="L1">
        <text:list-item>
          <text:p text:style-name="P23">Register bowlers by name</text:p>
        </text:list-item>
        <text:list-item>
          <text:p text:style-name="P23">Register when a ball is thrown</text:p>
        </text:list-item>
        <text:list-item>
          <text:p text:style-name="P23">Sense the standing pins after each ball thrown</text:p>
        </text:list-item>
        <text:list-item>
          <text:p text:style-name="P23">Score the game</text:p>
        </text:list-item>
        <text:list-item>
          <text:p text:style-name="P23">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1919830964" text:style-name="L2">
        <text:list-item>
          <text:p text:style-name="P28">The software will be developed in C / C++ since almost all microprocessors have compilers for those languages.</text:p>
        </text:list-item>
        <text:list-item>
          <text:p text:style-name="P28">3D graphics are planned for the Uppers and Lowers, so a decent graphics card / chip set will be needed. <text:s/>OpenGL will be used for the 3D graphics.</text:p>
        </text:list-item>
      </text:list>
      <text:list xml:id="list2005536477" text:style-name="L3">
        <text:list-item>
          <text:p text:style-name="P24">The software should be designed for 32 or 64 bit processors and little or big endian processors</text:p>
        </text:list-item>
        <text:list-item>
          <text:p text:style-name="P24">The system should be reliable and small, so Linux will be used as the operating system.</text:p>
        </text:list-item>
        <text:list-item>
          <text:p text:style-name="P24">The system will be similar to a live CD (Knoppix) type of startup sequence to sample the hardware and load the correct drivers.</text:p>
        </text:list-item>
        <text:list-item>
          <text:p text:style-name="P24">Memory: 500MB minimum to support the OS and applications.</text:p>
        </text:list-item>
        <text:list-item>
          <text:p text:style-name="P24">There will be an Interface Control Document (ICD) to capture the communication protocol.</text:p>
        </text:list-item>
        <text:list-item>
          <text:p text:style-name="P24">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8">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8">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P18">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P18">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P20">SRS-????</text:p>
          </table:table-cell>
          <table:table-cell table:style-name="Table7.A1" office:value-type="string">
            <text:p text:style-name="P19">Priority: 1</text:p>
          </table:table-cell>
          <table:table-cell table:style-name="Table7.C1" office:value-type="string">
            <text:p text:style-name="P19"/>
          </table:table-cell>
        </table:table-row>
        <table:table-row>
          <table:table-cell table:style-name="Table7.A2" table:number-columns-spanned="3" office:value-type="string">
            <text:p text:style-name="P19"><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P20">SRS-????</text:p>
          </table:table-cell>
          <table:table-cell table:style-name="Table8.A1" office:value-type="string">
            <text:p text:style-name="P19">Priority: 1</text:p>
          </table:table-cell>
          <table:table-cell table:style-name="Table8.C1" office:value-type="string">
            <text:p text:style-name="P19"/>
          </table:table-cell>
        </table:table-row>
        <table:table-row>
          <table:table-cell table:style-name="Table8.A2" table:number-columns-spanned="3" office:value-type="string">
            <text:p text:style-name="P19"><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P20">SRS-????</text:p>
          </table:table-cell>
          <table:table-cell table:style-name="Table9.A1" office:value-type="string">
            <text:p text:style-name="P19">Priority: 1</text:p>
          </table:table-cell>
          <table:table-cell table:style-name="Table9.C1" office:value-type="string">
            <text:p text:style-name="P19"/>
          </table:table-cell>
        </table:table-row>
        <table:table-row>
          <table:table-cell table:style-name="Table9.A2" table:number-columns-spanned="3" office:value-type="string">
            <text:p text:style-name="P19"><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P20">SRS-????</text:p>
          </table:table-cell>
          <table:table-cell table:style-name="Table10.A1" office:value-type="string">
            <text:p text:style-name="P19">Priority: 1</text:p>
          </table:table-cell>
          <table:table-cell table:style-name="Table10.C1" office:value-type="string">
            <text:p text:style-name="P19"/>
          </table:table-cell>
        </table:table-row>
        <table:table-row>
          <table:table-cell table:style-name="Table10.A2" table:number-columns-spanned="3" office:value-type="string">
            <text:p text:style-name="P19"><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3"><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8">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8">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20">SRS-????</text:p>
          </table:table-cell>
          <table:table-cell table:style-name="Table13.A1" office:value-type="string">
            <text:p text:style-name="P19">Priority: 1</text:p>
          </table:table-cell>
          <table:table-cell table:style-name="Table13.C1" office:value-type="string">
            <text:p text:style-name="P19"/>
          </table:table-cell>
        </table:table-row>
        <table:table-row>
          <table:table-cell table:style-name="Table13.A2" table:number-columns-spanned="3" office:value-type="string">
            <text:p text:style-name="P19"><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20">SRS-????</text:p>
          </table:table-cell>
          <table:table-cell table:style-name="Table11.A1" office:value-type="string">
            <text:p text:style-name="P19">Priority: 1</text:p>
          </table:table-cell>
          <table:table-cell table:style-name="Table11.C1" office:value-type="string">
            <text:p text:style-name="P19"/>
          </table:table-cell>
        </table:table-row>
        <table:table-row>
          <table:table-cell table:style-name="Table11.A2" table:number-columns-spanned="3" office:value-type="string">
            <text:p text:style-name="P19"><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20">SRS-????</text:p>
          </table:table-cell>
          <table:table-cell table:style-name="Table2.A1" office:value-type="string">
            <text:p text:style-name="P19">Priority: 2</text:p>
          </table:table-cell>
          <table:table-cell table:style-name="Table2.C1" office:value-type="string">
            <text:p text:style-name="P19"/>
          </table:table-cell>
        </table:table-row>
        <table:table-row>
          <table:table-cell table:style-name="Table2.A2" table:number-columns-spanned="3" office:value-type="string">
            <text:p text:style-name="P19"><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20">SRS-????</text:p>
          </table:table-cell>
          <table:table-cell table:style-name="Table14.A1" office:value-type="string">
            <text:p text:style-name="P19">Priority: 1</text:p>
          </table:table-cell>
          <table:table-cell table:style-name="Table14.C1" office:value-type="string">
            <text:p text:style-name="P19"/>
          </table:table-cell>
        </table:table-row>
        <table:table-row>
          <table:table-cell table:style-name="Table14.A2" table:number-columns-spanned="3" office:value-type="string">
            <text:p text:style-name="P19"><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20">SRS-????</text:p>
          </table:table-cell>
          <table:table-cell table:style-name="Table15.A1" office:value-type="string">
            <text:p text:style-name="P19">Priority: 5</text:p>
          </table:table-cell>
          <table:table-cell table:style-name="Table15.C1" office:value-type="string">
            <text:p text:style-name="P19"/>
          </table:table-cell>
        </table:table-row>
        <table:table-row>
          <table:table-cell table:style-name="Table15.A2" table:number-columns-spanned="3" office:value-type="string">
            <text:p text:style-name="P19"><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20">SRS-????</text:p>
          </table:table-cell>
          <table:table-cell table:style-name="Table16.A1" office:value-type="string">
            <text:p text:style-name="P19">Priority: 4</text:p>
          </table:table-cell>
          <table:table-cell table:style-name="Table16.C1" office:value-type="string">
            <text:p text:style-name="P19"/>
          </table:table-cell>
        </table:table-row>
        <table:table-row>
          <table:table-cell table:style-name="Table16.A2" table:number-columns-spanned="3" office:value-type="string">
            <text:p text:style-name="P19"><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20">SRS-????</text:p>
          </table:table-cell>
          <table:table-cell table:style-name="Table17.A1" office:value-type="string">
            <text:p text:style-name="P19">Priority: 3</text:p>
          </table:table-cell>
          <table:table-cell table:style-name="Table17.C1" office:value-type="string">
            <text:p text:style-name="P19"/>
          </table:table-cell>
        </table:table-row>
        <table:table-row>
          <table:table-cell table:style-name="Table17.A2" table:number-columns-spanned="3" office:value-type="string">
            <text:p text:style-name="P19"><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20">SRS-????</text:p>
          </table:table-cell>
          <table:table-cell table:style-name="Table18.A1" office:value-type="string">
            <text:p text:style-name="P19">Priority: 4</text:p>
          </table:table-cell>
          <table:table-cell table:style-name="Table18.C1" office:value-type="string">
            <text:p text:style-name="P19"/>
          </table:table-cell>
        </table:table-row>
        <table:table-row>
          <table:table-cell table:style-name="Table18.A2" table:number-columns-spanned="3" office:value-type="string">
            <text:p text:style-name="P19"><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20">SRS-????</text:p>
          </table:table-cell>
          <table:table-cell table:style-name="Table19.A1" office:value-type="string">
            <text:p text:style-name="P19">Priority: 3</text:p>
          </table:table-cell>
          <table:table-cell table:style-name="Table19.C1" office:value-type="string">
            <text:p text:style-name="P19"/>
          </table:table-cell>
        </table:table-row>
        <table:table-row>
          <table:table-cell table:style-name="Table19.A2" table:number-columns-spanned="3" office:value-type="string">
            <text:p text:style-name="P19"><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20">SRS-????</text:p>
          </table:table-cell>
          <table:table-cell table:style-name="Table20.A1" office:value-type="string">
            <text:p text:style-name="P19">Priority: 5</text:p>
          </table:table-cell>
          <table:table-cell table:style-name="Table20.C1" office:value-type="string">
            <text:p text:style-name="P19"/>
          </table:table-cell>
        </table:table-row>
        <table:table-row>
          <table:table-cell table:style-name="Table20.A2" table:number-columns-spanned="3" office:value-type="string">
            <text:p text:style-name="P19"><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20">SRS-????</text:p>
          </table:table-cell>
          <table:table-cell table:style-name="Table21.A1" office:value-type="string">
            <text:p text:style-name="P19">Priority: 1</text:p>
          </table:table-cell>
          <table:table-cell table:style-name="Table21.C1" office:value-type="string">
            <text:p text:style-name="P19"/>
          </table:table-cell>
        </table:table-row>
        <table:table-row>
          <table:table-cell table:style-name="Table21.A2" table:number-columns-spanned="3" office:value-type="string">
            <text:p text:style-name="P19"><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20">SRS-????</text:p>
          </table:table-cell>
          <table:table-cell table:style-name="Table22.A1" office:value-type="string">
            <text:p text:style-name="P19">Priority: 1</text:p>
          </table:table-cell>
          <table:table-cell table:style-name="Table22.C1" office:value-type="string">
            <text:p text:style-name="P19"/>
          </table:table-cell>
        </table:table-row>
        <table:table-row>
          <table:table-cell table:style-name="Table22.A2" table:number-columns-spanned="3" office:value-type="string">
            <text:p text:style-name="P19"><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8">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8">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8">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accordingly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8">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8">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8">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4.A2" table:number-columns-spanned="3" office:value-type="string">
            <text:p text:style-name="Table_20_Contents"><text:span text:style-name="T4">Rationale</text:span>: <text: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8">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he graphics shall support </text:p>
          </table:table-cell>
          <table:covered-table-cell/>
          <table:covered-table-cell/>
        </table:table-row>
        <table:table-row>
          <table:table-cell table:style-name="Table29.A2" table:number-columns-spanned="3" office:value-type="string">
            <text:p text:style-name="Table_20_Contents"><text:span text:style-name="T4">Rationale</text:span>: <text:s/></text:p>
          </table:table-cell>
          <table:covered-table-cell/>
          <table:covered-table-cell/>
        </table:table-row>
      </table:table>
      <text:p text:style-name="Standard"/>
      <text:p text:style-name="Text_20_body">Screens for scoring should be scalable to many sizes. <text:s/>May be embedded in a frame of a window to sports scores can scroll across the bottom and other information can be displayed in other frames.</text:p>
      <text:p text:style-name="Text_20_body"/>
      <text:h text:style-name="Heading_20_2" text:outline-level="2"><text:soft-page-break/>Front Desk</text:h>
      <text:p text:style-name="Text_20_body">Intercom (VOIP) system – low priority</text:p>
      <text:h text:style-name="Heading_20_1" text:outline-level="1">External Interface Requirements</text:h>
      <text:h text:style-name="Heading_20_2" text:outline-level="2">User Interfaces</text:h>
      <text:p text:style-name="Text_20_body">---- Brainstorming Start ------</text:p>
      <text:p text:style-name="Text_20_body">Upper Display</text:p>
      <text:list xml:id="list663897131" text:style-name="L5">
        <text:list-item>
          <text:p text:style-name="P25">Fullscreen – Standard default scoresheet with specific elements controlled by either the Lower or Front Desk.</text:p>
        </text:list-item>
        <text:list-item>
          <text:p text:style-name="P25">PIP-Minimized – A basic subset of current bowling information for use with PIP where the scoresheet is the minimal picture</text:p>
        </text:list-item>
        <text:list-item>
          <text:p text:style-name="P25">PIP-Maximized – A subset of the fullscreen scoresheet allowing a smaller PIP screen for TV viewing in one of the corners of the scoresheet.</text:p>
        </text:list-item>
        <text:list-item>
          <text:p text:style-name="P25">Activescreen – Primarily (80% to 90%) a scoresheet display with other web-driven data streamed in either on the side, scrolling along the bottom, etc.</text:p>
        </text:list-item>
      </text:list>
      <text:p text:style-name="Text_20_body">Lower Display / User Input</text:p>
      <text:list xml:id="list1502143744" text:style-name="L6">
        <text:list-item>
          <text:p text:style-name="P26">Manage Bowlers – Add, Modify, Delete, Re-order bowler names.</text:p>
        </text:list-item>
        <text:list-item>
          <text:p text:style-name="P26">Skip Bowler – Allow skipping of a bowler; allowing bowlers to continue bowling while one or more bowlers are getting food or having a restroom break.</text:p>
        </text:list-item>
        <text:list-item>
          <text:p text:style-name="P26">Score Correct – Allow bowlers to adjust scoring if the automated scorer makes a mistake.</text:p>
        </text:list-item>
        <text:list-item>
          <text:p text:style-name="P26">Content – Allow bowlers to adjust themes and or display layouts and layout-elements for their bowling session (including the display on the Uppers).</text:p>
        </text:list-item>
        <text:list-item>
          <text:p text:style-name="P26">Language Selection – Change to one of the supported languages. <text:s/>English is the default.</text:p>
        </text:list-item>
      </text:list>
      <text:p text:style-name="Text_20_body">Front Desk</text:p>
      <text:list xml:id="list1430375415" text:style-name="L7">
        <text:list-item>
          <text:p text:style-name="P27">Mainscreen – &lt;I think this should be a setting where each center can define what primary information they want displayed.&gt; <text:s/>{ Active Lanes, Bowler Information, other ideas? }</text:p>
        </text:list-item>
        <text:list-item>
          <text:p text:style-name="P27">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7">Scheduling – Schedule events on a timeline; Uppers (if present) and Lowers will become active when a new bowling session is scheduled to begin from the schedule.</text:p>
        </text:list-item>
        <text:list-item>
          <text:p text:style-name="P27">Display Logs – Display or print logs or errors that are encountered from any of the units.</text:p>
        </text:list-item>
      </text:list>
      <text:p text:style-name="Text_20_body"><text:soft-page-break/>----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text:soft-page-break/>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xt_20_body">Startup within 3 minutes (2 preferred)</text:p>
      <text:p text:style-name="Text_20_body">Sample hardware on startup and load the proper drivers.</text:p>
      <text:p text:style-name="Text_20_body">Multi-threaded to keep performance high.</text:p>
      <text:p text:style-name="Text_20_body">Interrupt based – not polling</text:p>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soft-page-break/>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xt_20_body">Configuration capture utility</text:p>
      <text:p text:style-name="Text_20_body">Configuration files to setup the computers (web cam drivers, lane number, host name, etc)</text:p>
      <text:p text:style-name="Text_20_body">Log files (flash memory with limited writes)</text:p>
      <text:p text:style-name="Text_20_body"/>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p text:style-name="Text_20_body"/>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1">.&gt;</text:span></text:p>
      <text:p text:style-name="TOCEntry"><text:soft-page-break/>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
      <text:p text:style-name="P5">Utilities:</text:p>
      <text:list xml:id="list1496566331" text:style-name="L4">
        <text:list-item>
          <text:p text:style-name="P29">Configuration file to sum up all relevant software versions</text:p>
        </text:list-item>
        <text:list-item>
          <text:p text:style-name="P29">Pinsetter ball indicator</text:p>
        </text:list-item>
        <text:list-item>
          <text:p text:style-name="P29">Software updater / installer</text:p>
        </text:list-item>
        <text:list-item>
          <text:p text:style-name="P29">Testing software. <text:s/>BIT – Built In Test software to help troubleshoot issues.</text:p>
        </text:list-item>
        <text:list-item>
          <text:p text:style-name="P29">Assign IP addresses and/or host names for the devices (before first use)</text:p>
        </text:list-item>
        <text:list-item>
          <text:p text:style-name="P29">Pinsetter simulator for testing the uppers and lowers.</text:p>
        </text:list-item>
        <text:list-item>
          <text:p text:style-name="P29">Graphics FPS checking ut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class="text" style:default-outline-level="2">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2</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2</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Eric Koski</dc:creator>
    <dc:date>2009-12-03T22:37:21</dc:date>
    <meta:editing-cycles>95</meta:editing-cycles>
    <meta:editing-duration>PT38H20M05S</meta:editing-duration>
    <meta:generator>NeoOffice/3.0.1$Unix OpenOffice.org_project/Patch 1</meta:generator>
    <meta:keyword>OpenBowling</meta:keyword>
    <meta:document-statistic meta:table-count="30" meta:image-count="0" meta:object-count="0" meta:page-count="16" meta:paragraph-count="317" meta:word-count="4249" meta:character-count="26066"/>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